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row>
          <table:table-cell office:value-type="string">
            <text:p>132. Palindrome Partitioning II</text:p>
          </table:table-cell>
          <table:table-cell office:value-type="string">
            <text:p>Dp</text:p>
          </table:table-cell>
          <table:table-cell office:value-type="string">
            <text:p>hard</text:p>
          </table:table-cell>
          <table:table-cell/>
          <table:table-cell/>
        </table:table-row>
        <table:table-row>
          <table:table-cell office:value-type="string">
            <text:p>140. Word Break II</text:p>
          </table:table-cell>
          <table:table-cell office:value-type="string">
            <text:p>Dp</text:p>
          </table:table-cell>
          <table:table-cell office:value-type="string">
            <text:p>hard</text:p>
          </table:table-cell>
          <table:table-cell/>
          <table:table-cell/>
        </table:table-row>
        <table:table-row>
          <table:table-cell office:value-type="string">
            <text:p>188. Best Time to Buy and Sell Stock IV</text:p>
          </table:table-cell>
          <table:table-cell office:value-type="string">
            <text:p>Dp</text:p>
          </table:table-cell>
          <table:table-cell office:value-type="string">
            <text:p>hard</text:p>
          </table:table-cell>
          <table:table-cell/>
          <table:table-cell/>
        </table:table-row>
        <table:table-row>
          <table:table-cell office:value-type="string">
            <text:p>174. Dungeon Game</text:p>
          </table:table-cell>
          <table:table-cell office:value-type="string">
            <text:p>Dp</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